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hatch-name="Blue_20_-45_20_Degrees" draw:textarea-horizontal-align="justify" draw:textarea-vertical-align="middle" draw:auto-grow-height="false" fo:min-height="1.655cm" fo:min-width="15.05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73cm" fo:min-width="3.31cm"/>
      <style:paragraph-properties style:writing-mode="lr-tb"/>
    </style:style>
    <style:style style:name="gr3" style:family="graphic" style:parent-style-name="standard">
      <style:graphic-properties draw:marker-start="Arrowheads_20_2" draw:marker-end="Arrowheads_20_2" draw:textarea-vertical-align="middle"/>
    </style:style>
    <style:style style:name="gr4" style:family="graphic" style:parent-style-name="standard">
      <style:graphic-properties draw:marker-start="Arrowheads_20_1" draw:marker-end="Arrowheads_20_1" draw:textarea-vertical-align="middle"/>
    </style:style>
    <style:style style:name="gr5" style:family="graphic" style:parent-style-name="standard">
      <style:graphic-properties draw:fill-color="#3faf46" draw:textarea-horizontal-align="justify" draw:textarea-vertical-align="middle" draw:auto-grow-height="false" fo:min-height="1.973cm" fo:min-width="2.114cm"/>
      <style:paragraph-properties style:writing-mode="lr-tb"/>
    </style:style>
    <style:style style:name="gr6" style:family="graphic" style:parent-style-name="standard">
      <style:graphic-properties draw:fill-color="#f10d0c" draw:textarea-horizontal-align="justify" draw:textarea-vertical-align="middle" draw:auto-grow-height="false" fo:min-height="1.973cm" fo:min-width="1.882cm"/>
      <style:paragraph-properties style:writing-mode="lr-tb"/>
    </style:style>
    <style:style style:name="gr7" style:family="graphic" style:parent-style-name="standard">
      <style:graphic-properties draw:marker-start="Arrowheads_20_1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973cm" fo:min-width="2.99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2.64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84cm" fo:min-width="2.643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4b2204" draw:textarea-horizontal-align="justify" draw:textarea-vertical-align="middle" draw:auto-grow-height="false" fo:min-height="1.973cm" fo:min-width="2.19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513cm" fo:min-width="2.913cm"/>
      <style:paragraph-properties style:writing-mode="lr-tb"/>
    </style:style>
    <style:style style:name="gr14" style:family="graphic" style:parent-style-name="standard">
      <style:graphic-properties draw:fill-color="#55308d" draw:textarea-horizontal-align="justify" draw:textarea-vertical-align="middle" draw:auto-grow-height="false" fo:min-height="2.132cm" fo:min-width="2.2cm"/>
      <style:paragraph-properties style:writing-mode="lr-tb"/>
    </style:style>
    <style:style style:name="gr15" style:family="graphic" style:parent-style-name="standard">
      <style:graphic-properties draw:fill-color="#55308d" draw:textarea-horizontal-align="justify" draw:textarea-vertical-align="middle" draw:auto-grow-height="false" fo:min-height="1.322cm" fo:min-width="1.745cm"/>
      <style:paragraph-properties style:writing-mode="lr-tb"/>
    </style:style>
    <style:style style:name="gr16" style:family="graphic" style:parent-style-name="standard">
      <style:graphic-properties draw:fill="hatch" draw:fill-hatch-name="Yellow_20_45_20_Degrees" draw:textarea-horizontal-align="justify" draw:textarea-vertical-align="middle" draw:auto-grow-height="false" fo:min-height="1.097cm" fo:min-width="1.29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hatch" draw:fill-hatch-name="Blue_20_-45_20_Degrees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3faf46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f10d0c"/>
      <style:paragraph-properties fo:text-align="center"/>
    </style:style>
    <style:style style:name="P6" style:family="paragraph">
      <loext:graphic-properties draw:fill-color="#4b2204"/>
      <style:paragraph-properties fo:text-align="center"/>
    </style:style>
    <style:style style:name="P7" style:family="paragraph">
      <style:paragraph-properties fo:text-align="center"/>
      <style:text-properties fo:font-size="16pt"/>
    </style:style>
    <style:style style:name="P8" style:family="paragraph">
      <loext:graphic-properties draw:fill-color="#55308d"/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hatch" draw:fill-hatch-name="Yellow_20_45_20_Degrees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5.557cm" svg:height="1.905cm" svg:x="2.27cm" svg:y="2.905cm">
          <text:p text:style-name="P1">All Page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81cm" svg:height="2.223cm" svg:x="1.952cm" svg:y="7.032cm">
          <text:p text:style-name="P1"><text:line-break/>Site Map<text:line-break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826cm" svg:y1="7.032cm" svg:x2="2.27cm" svg:y2="3.857cm" draw:start-shape="id1" draw:start-glue-point="0" draw:end-shape="id2" draw:end-glue-point="3" svg:d="M7826 7032v-1112h-6058v-2063h502" svg:viewBox="0 0 6059 3176">
          <text:p/>
        </draw:connector>
        <draw:connector draw:style-name="gr4" draw:text-style-name="P1" draw:layer="layout" svg:x1="3.857cm" svg:y1="7.032cm" svg:x2="2.27cm" svg:y2="3.857cm" draw:start-shape="id3" draw:start-glue-point="0" draw:end-shape="id2" draw:end-glue-point="3" svg:d="M3857 7032v-1112h-2089v-2063h502" svg:viewBox="0 0 2090 3176">
          <text:p/>
        </draw:connector>
        <draw:custom-shape draw:style-name="gr5" draw:text-style-name="P4" xml:id="id11" draw:id="id11" draw:layer="layout" svg:width="5.228cm" svg:height="4.445cm" svg:x="6.249cm" svg:y="21.955cm">
          <text:p text:style-name="P3"><text:span text:style-name="T1">Por</text:span><text:span text:style-name="T1">tfoli</text:span><text:span text:style-name="T1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10" draw:id="id10" draw:layer="layout" svg:width="4.762cm" svg:height="4.445cm" svg:x="1.952cm" svg:y="20.367cm">
          <text:p text:style-name="P1">About 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.145cm" svg:y1="7.35cm" svg:x2="17.827cm" svg:y2="3.857cm" draw:start-shape="id4" draw:start-glue-point="4" draw:end-shape="id2" draw:end-glue-point="1" svg:d="M18145 7350v-1270h182v-2223h-500" svg:viewBox="0 0 501 3494">
          <text:p/>
        </draw:connector>
        <draw:custom-shape draw:style-name="gr8" draw:text-style-name="P1" xml:id="id1" draw:id="id1" draw:layer="layout" svg:width="3.492cm" svg:height="2.223cm" svg:x="6.08cm" svg:y="7.032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4.445cm" svg:height="2.54cm" svg:x="15.922cm" svg:y="7.35cm">
          <text:p text:style-name="P1">Contact 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" draw:id="id5" draw:layer="layout" svg:width="4.445cm" svg:height="2.592cm" svg:x="11.477cm" svg:y="7.35cm">
          <text:p text:style-name="P1">Logo<text:line-break/>+<text:line-break/>H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3.7cm" svg:y1="7.35cm" svg:x2="17.827cm" svg:y2="3.857cm" draw:start-shape="id5" draw:start-glue-point="4" draw:end-shape="id2" draw:end-glue-point="1" svg:d="M13700 7350v-1270h4627v-2223h-500" svg:viewBox="0 0 4628 3494">
          <text:p/>
        </draw:connector>
        <draw:custom-shape draw:style-name="gr12" draw:text-style-name="P6" xml:id="id7" draw:id="id7" draw:layer="layout" svg:width="5.397cm" svg:height="4.445cm" svg:x="11.795cm" svg:y="21.955cm">
          <text:p text:style-name="P1">Get In</text:p>
          <text:p text:style-name="P1">Conta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6" draw:id="id6" draw:layer="layout" svg:width="5.715cm" svg:height="4.762cm" svg:x="6.715cm" svg:y="10.842cm">
          <text:p text:style-name="P7">Navigation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1" draw:text-style-name="P1" draw:layer="layout" svg:x1="3.857cm" svg:y1="9.255cm" svg:x2="9.572cm" svg:y2="10.842cm" draw:start-shape="id3" draw:start-glue-point="2" draw:end-shape="id6" draw:end-glue-point="4" svg:d="M3857 9255v793h5715v794" svg:viewBox="0 0 5716 1588">
          <text:p/>
        </draw:connector>
        <draw:connector draw:style-name="gr11" draw:text-style-name="P1" draw:layer="layout" svg:x1="7.826cm" svg:y1="9.255cm" svg:x2="9.572cm" svg:y2="10.842cm" draw:start-shape="id1" draw:start-glue-point="2" draw:end-shape="id6" draw:end-glue-point="4" svg:d="M7826 9255v793h1746v794" svg:viewBox="0 0 1747 1588">
          <text:p/>
        </draw:connector>
        <draw:custom-shape draw:style-name="gr14" draw:text-style-name="P8" xml:id="id9" draw:id="id9" draw:layer="layout" svg:width="5.398cm" svg:height="4.762cm" svg:x="1.317cm" svg:y="13.383cm">
          <text:p text:style-name="P1">Ho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8.145cm" svg:y1="9.89cm" svg:x2="17.192cm" svg:y2="24.178cm" draw:start-shape="id4" draw:start-glue-point="8" draw:end-shape="id7" draw:end-glue-point="7" svg:d="M18145 9890v14288h-953" svg:viewBox="0 0 954 14289">
          <text:p/>
        </draw:connector>
        <draw:custom-shape draw:style-name="gr15" draw:text-style-name="P8" xml:id="id8" draw:id="id8" draw:layer="layout" svg:width="3.175cm" svg:height="2.222cm" svg:x="1.635cm" svg:y="10.525cm">
          <text:p text:style-name="P1">Ne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line-skew="-4.947cm 0.501cm" svg:x1="3.223cm" svg:y1="12.747cm" svg:x2="1.317cm" svg:y2="15.764cm" draw:start-shape="id8" draw:start-glue-point="8" draw:end-shape="id9" draw:end-glue-point="5" svg:d="M3223 12747v953h-1906v2064" svg:viewBox="0 0 1907 3018">
          <text:p/>
        </draw:connector>
        <draw:connector draw:style-name="gr11" draw:text-style-name="P1" draw:layer="layout" draw:line-skew="1.429cm" svg:x1="9.572cm" svg:y1="15.604cm" svg:x2="4.333cm" svg:y2="20.367cm" draw:start-shape="id6" draw:start-glue-point="6" draw:end-shape="id10" draw:end-glue-point="4" svg:d="M9572 15604v3811h-5239v952" svg:viewBox="0 0 5240 4764">
          <text:p/>
        </draw:connector>
        <draw:connector draw:style-name="gr11" draw:text-style-name="P1" draw:layer="layout" draw:line-skew="0.635cm" svg:x1="9.572cm" svg:y1="15.604cm" svg:x2="8.863cm" svg:y2="21.955cm" draw:start-shape="id6" draw:start-glue-point="6" draw:end-shape="id11" draw:end-glue-point="4" svg:d="M9572 15604v3811h-709v2540" svg:viewBox="0 0 710 6352">
          <text:p/>
        </draw:connector>
        <draw:connector draw:style-name="gr11" draw:text-style-name="P1" draw:layer="layout" draw:line-skew="0cm 5.899cm 1.453cm" svg:x1="9.572cm" svg:y1="15.604cm" svg:x2="4.016cm" svg:y2="13.383cm" draw:start-shape="id6" draw:start-glue-point="6" draw:end-shape="id9" draw:end-glue-point="4" svg:d="M9572 15604v3043h-2857v-4312h-2699v-952" svg:viewBox="0 0 5557 5265">
          <text:p/>
        </draw:connector>
        <draw:connector draw:style-name="gr11" draw:text-style-name="P1" draw:layer="layout" draw:line-skew="3.175cm" svg:x1="9.572cm" svg:y1="15.604cm" svg:x2="14.494cm" svg:y2="21.955cm" draw:start-shape="id6" draw:start-glue-point="6" draw:end-shape="id7" draw:end-glue-point="4" svg:d="M9572 15604v6351h4922" svg:viewBox="0 0 4923 6352">
          <text:p/>
        </draw:connector>
        <draw:custom-shape draw:style-name="gr16" draw:text-style-name="P10" xml:id="id12" draw:id="id12" draw:layer="layout" svg:width="2.54cm" svg:height="1.905cm" svg:x="1.635cm" svg:y="18.145cm">
          <text:p text:style-name="P9"><text:span text:style-name="T2">Dem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line-skew="-0.501cm 0.501cm" svg:x1="8.863cm" svg:y1="26.4cm" svg:x2="1.635cm" svg:y2="19.098cm" draw:start-shape="id11" draw:start-glue-point="6" draw:end-shape="id12" draw:end-glue-point="6" svg:d="M8863 26400h-7228v-7302" svg:viewBox="0 0 7229 7303">
          <text:p/>
        </draw:connector>
        <draw:connector draw:style-name="gr11" draw:text-style-name="P1" draw:layer="layout" draw:line-skew="0.501cm" svg:x1="1.317cm" svg:y1="15.764cm" svg:x2="1.635cm" svg:y2="19.098cm" draw:start-shape="id9" draw:start-glue-point="5" draw:end-shape="id12" draw:end-glue-point="6" svg:d="M1317 15764v3334h318" svg:viewBox="0 0 319 333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-45_20_Degrees" draw:display-name="Blue -45 Degrees" draw:style="single" draw:color="#2a6099" draw:distance="0.203cm" draw:rotation="3150"/>
    <draw:hatch draw:name="Yellow_20_45_20_Degrees" draw:display-name="Yellow 45 Degrees" draw:style="single" draw:color="#ffbf00" draw:distance="0.41cm" draw:rotation="450"/>
    <draw:marker draw:name="Arrow" svg:viewBox="0 0 20 30" svg:d="M10 0l-10 30h20z"/>
    <draw:marker draw:name="Arrowheads_20_1" draw:display-name="Arrowheads 1" svg:viewBox="0 600 15000 8146" svg:d="M29 600l-29 653 244 1943 761 1804 1183 1560 1562 1182 1806 760 1894 244 1994-244 1806-760 1562-1182 1183-1560 761-1804 244-1943-29-653z"/>
    <draw:marker draw:name="Arrowheads_20_2" draw:display-name="Arrowheads 2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3T17:14:45.994281395</meta:creation-date>
    <dc:date>2023-02-03T18:40:56.775493101</dc:date>
    <meta:editing-duration>PT24M16S</meta:editing-duration>
    <meta:editing-cycles>1</meta:editing-cycles>
    <meta:document-statistic meta:object-count="26"/>
    <meta:generator>LibreOffice/7.3.7.2$Linux_X86_64 LibreOffice_project/30$Build-2</meta:generator>
  </office:meta>
</office:document-meta>
</file>